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557cm"/>
    </style:style>
    <style:style style:name="Tableau2.C" style:family="table-column">
      <style:table-column-properties style:column-width="1.96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de74c" officeooo:paragraph-rsid="001de74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67db"/>
    </style:style>
    <style:style style:name="P4" style:family="paragraph" style:parent-style-name="Table_20_Contents">
      <style:paragraph-properties fo:text-align="start" style:justify-single-word="false"/>
      <style:text-properties style:font-name="Arial Unicode MS" fo:font-style="normal" fo:font-weight="normal" officeooo:rsid="001eae94" officeooo:paragraph-rsid="001eae94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 Unicode MS" fo:font-style="normal" fo:font-weight="normal" officeooo:rsid="001eae94" officeooo:paragraph-rsid="001eae94" style:font-style-asian="normal" style:font-weight-asian="normal" style:font-style-complex="normal" style:font-weight-complex="normal"/>
    </style:style>
    <style:style style:name="P6" style:family="paragraph" style:parent-style-name="Header">
      <style:paragraph-properties fo:text-align="end" style:justify-single-word="false"/>
      <style:text-properties style:font-name="Arial Unicode MS" fo:font-style="normal" fo:font-weight="normal" officeooo:paragraph-rsid="001eae9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 Unicode MS" fo:font-size="24pt" officeooo:rsid="001de74c" officeooo:paragraph-rsid="001de74c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1de628" officeooo:paragraph-rsid="001de628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12pt" officeooo:rsid="003b79b4" officeooo:paragraph-rsid="003b79b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b79b4" officeooo:paragraph-rsid="0021299d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48pt" officeooo:rsid="001de628" officeooo:paragraph-rsid="001de628" style:font-size-asian="48pt" style:font-size-complex="4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officeooo:paragraph-rsid="0021299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officeooo:rsid="0021299d" officeooo:paragraph-rsid="0021299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officeooo:rsid="004cc84c" officeooo:paragraph-rsid="004cc84c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officeooo:rsid="00628e21" officeooo:paragraph-rsid="00628e21" style:font-size-asian="16pt" style:font-size-complex="16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6pt" officeooo:rsid="00628e21" officeooo:paragraph-rsid="00628e21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officeooo:rsid="006ec04f" officeooo:paragraph-rsid="006ec04f" style:font-size-asian="16pt" style:font-size-complex="16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6pt" officeooo:rsid="006ec04f" officeooo:paragraph-rsid="006ec04f" style:font-size-asian="16pt" style:font-size-complex="16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6pt" officeooo:rsid="002155df" officeooo:paragraph-rsid="002155df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6pt" officeooo:rsid="00376666" officeooo:paragraph-rsid="004281c9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6pt" officeooo:rsid="004d0644" officeooo:paragraph-rsid="004d0644" style:font-size-asian="16pt" style:font-size-complex="16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6pt" officeooo:rsid="00709553" officeooo:paragraph-rsid="00709553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8pt" officeooo:rsid="003b79b4" officeooo:paragraph-rsid="004d0644" style:font-size-asian="18pt" style:font-size-complex="18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18pt" officeooo:rsid="004cc84c" officeooo:paragraph-rsid="004d0644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officeooo:rsid="004d0644" officeooo:paragraph-rsid="005d0cad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officeooo:rsid="004d0644" officeooo:paragraph-rsid="0062325c" style:font-size-asian="18pt" style:font-size-complex="18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Arial" fo:font-size="18pt" officeooo:rsid="004d0644" officeooo:paragraph-rsid="0062325c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8pt" officeooo:rsid="004d0644" officeooo:paragraph-rsid="005cc0fd" style:font-size-asian="18pt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8pt" officeooo:rsid="004d0644" officeooo:paragraph-rsid="004d0644" style:font-size-asian="18pt" style:font-size-complex="18pt"/>
    </style:style>
    <style:style style:name="P30" style:family="paragraph" style:parent-style-name="Standard">
      <style:text-properties style:font-name="Arial" fo:font-size="12pt" officeooo:rsid="005a3dad" officeooo:paragraph-rsid="005d0ca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3pt" officeooo:rsid="004d0644" officeooo:paragraph-rsid="004d0644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3pt" officeooo:rsid="004ee092" officeooo:paragraph-rsid="004ee092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3pt" officeooo:rsid="0050bf57" officeooo:paragraph-rsid="0050bf57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3pt" officeooo:rsid="0055aeff" officeooo:paragraph-rsid="0055aeff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3pt" officeooo:rsid="00570b33" officeooo:paragraph-rsid="00570b33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3pt" officeooo:rsid="00570b33" officeooo:paragraph-rsid="005759c7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3pt" officeooo:rsid="00570b33" officeooo:paragraph-rsid="00582600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3pt" officeooo:rsid="00570b33" officeooo:paragraph-rsid="00570b33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3pt" officeooo:rsid="00570b33" officeooo:paragraph-rsid="0062325c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3pt" officeooo:rsid="00582600" officeooo:paragraph-rsid="00582600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3pt" officeooo:rsid="005a3dad" officeooo:paragraph-rsid="005a3dad" style:font-size-asian="13pt" style:font-size-complex="13pt"/>
    </style:style>
    <style:style style:name="P42" style:family="paragraph" style:parent-style-name="Standard">
      <style:text-properties style:font-name="Arial" fo:font-size="13pt" officeooo:rsid="005a3dad" officeooo:paragraph-rsid="005d0cad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3pt" officeooo:rsid="005cad6c" officeooo:paragraph-rsid="005cad6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3pt" officeooo:rsid="005cc0fd" officeooo:paragraph-rsid="005cc0fd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3pt" officeooo:rsid="005cc0fd" officeooo:paragraph-rsid="005cc0fd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3pt" officeooo:rsid="005d0cad" officeooo:paragraph-rsid="005d0cad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3pt" officeooo:rsid="005d0cad" officeooo:paragraph-rsid="005d0cad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13pt" officeooo:rsid="005d0cad" officeooo:paragraph-rsid="0062325c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style:font-name="Arial" fo:font-size="13pt" officeooo:rsid="0063d705" officeooo:paragraph-rsid="0063d705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3pt" officeooo:rsid="0063d705" officeooo:paragraph-rsid="006cbdff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3pt" officeooo:rsid="0068e186" officeooo:paragraph-rsid="0068e186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style:font-name="Arial" fo:font-size="13pt" officeooo:rsid="006c4566" officeooo:paragraph-rsid="006c4566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style:font-name="Arial" fo:font-size="13pt" officeooo:rsid="006c4566" officeooo:paragraph-rsid="006cbdff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5e9d66" officeooo:paragraph-rsid="005e9d66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5a3dad" officeooo:paragraph-rsid="005a3dad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5f814f" officeooo:paragraph-rsid="005f814f" style:font-size-asian="13pt" style:font-size-complex="13pt"/>
    </style:style>
    <style:style style:name="P57" style:family="paragraph" style:parent-style-name="Table_20_Contents">
      <style:text-properties style:font-name="Arial" fo:font-size="13pt" style:text-underline-style="solid" style:text-underline-width="auto" style:text-underline-color="font-color" officeooo:rsid="0065811d" style:font-size-asian="13pt" style:font-size-complex="13pt"/>
    </style:style>
    <style:style style:name="P58" style:family="paragraph" style:parent-style-name="Standard">
      <style:text-properties officeooo:paragraph-rsid="004d0644"/>
    </style:style>
    <style:style style:name="P59" style:family="paragraph" style:parent-style-name="Standard">
      <style:text-properties fo:color="#bbbbbb" loext:opacity="100%" style:font-name="Consolas" fo:font-size="12pt" fo:font-weight="normal" officeooo:rsid="005a3dad" officeooo:paragraph-rsid="005d0cad" fo:background-color="#262335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color="#bbbbbb" loext:opacity="100%" style:font-name="Consolas" fo:font-size="12pt" fo:font-weight="normal" fo:background-color="#262335" style:font-size-asian="12pt" style:font-size-complex="12pt"/>
    </style:style>
    <style:style style:name="P61" style:family="paragraph" style:parent-style-name="Standard">
      <style:paragraph-properties style:line-height-at-least="0.503cm"/>
      <style:text-properties fo:color="#bbbbbb" loext:opacity="100%" fo:font-size="12pt" fo:background-color="#262335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officeooo:rsid="00570b33" officeooo:paragraph-rsid="00582600"/>
    </style:style>
    <style:style style:name="P63" style:family="paragraph" style:parent-style-name="Table_20_Contents">
      <style:text-properties style:text-underline-style="solid" style:text-underline-width="auto" style:text-underline-color="font-color" officeooo:rsid="0065811d" officeooo:paragraph-rsid="0065811d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18pt" officeooo:rsid="0021299d" officeooo:paragraph-rsid="004d0644" style:font-size-asian="18pt" style:font-size-complex="18pt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3pt" officeooo:rsid="004ee092" officeooo:paragraph-rsid="004ee092" style:font-size-asian="13pt" style:font-size-complex="13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Arial" fo:font-size="13pt" officeooo:rsid="004ee092" officeooo:paragraph-rsid="004ee092" style:font-size-asian="13pt" style:font-size-complex="13pt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Arial" fo:font-size="13pt" officeooo:rsid="004ee092" officeooo:paragraph-rsid="0051ff35" style:font-size-asian="13pt" style:font-size-complex="13pt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" fo:font-size="13pt" officeooo:rsid="004ee092" officeooo:paragraph-rsid="0050bf57" style:font-size-asian="13pt" style:font-size-complex="13pt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Arial" fo:font-size="13pt" officeooo:rsid="0050bf57" officeooo:paragraph-rsid="0050bf57" style:font-size-asian="13pt" style:font-size-complex="13pt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Arial" fo:font-size="13pt" officeooo:rsid="0051ff35" officeooo:paragraph-rsid="0051ff35" style:font-size-asian="13pt" style:font-size-complex="13pt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3pt" officeooo:rsid="0055aeff" officeooo:paragraph-rsid="0055aeff" style:font-size-asian="13pt" style:font-size-complex="13pt"/>
    </style:style>
    <style:style style:name="P72" style:family="paragraph" style:parent-style-name="Table_20_Contents">
      <style:text-properties style:font-name="Arial" fo:font-size="13pt" officeooo:rsid="0065811d" style:font-size-asian="13pt" style:font-size-complex="13pt"/>
    </style:style>
    <style:style style:name="P73" style:family="paragraph">
      <loext:graphic-properties draw:fill="none" draw:fill-color="#ffffff"/>
      <style:paragraph-properties style:writing-mode="lr-tb"/>
      <style:text-properties style:font-name="Arial" fo:font-size="13pt" style:font-name-complex="Arial" style:font-size-complex="13pt"/>
    </style:style>
    <style:style style:name="T1" style:family="text">
      <style:text-properties officeooo:rsid="004c9cb7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Consolas" fo:font-weight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155df"/>
    </style:style>
    <style:style style:name="T6" style:family="text">
      <style:text-properties officeooo:rsid="0021299d"/>
    </style:style>
    <style:style style:name="T7" style:family="text">
      <style:text-properties officeooo:rsid="004d0644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style:font-name="Arial" fo:font-size="13pt" officeooo:rsid="0051ff35" style:font-size-asian="13pt" style:font-size-complex="13pt"/>
    </style:style>
    <style:style style:name="T10" style:family="text">
      <style:text-properties style:font-name="Arial" fo:font-size="13pt" officeooo:rsid="00582600" style:font-size-asian="13pt" style:font-size-complex="13pt"/>
    </style:style>
    <style:style style:name="T11" style:family="text">
      <style:text-properties style:font-name="Arial" fo:font-size="13pt" officeooo:rsid="005a3dad" style:font-size-asian="13pt" style:font-size-complex="13pt"/>
    </style:style>
    <style:style style:name="T12" style:family="text">
      <style:text-properties style:font-name="Arial" fo:font-size="13pt" officeooo:rsid="005d0cad" style:font-size-asian="13pt" style:font-size-complex="13pt"/>
    </style:style>
    <style:style style:name="T13" style:family="text">
      <style:text-properties style:font-name="Arial" fo:font-size="13pt" officeooo:rsid="0065811d" style:font-size-asian="13pt" style:font-size-complex="13pt"/>
    </style:style>
    <style:style style:name="T14" style:family="text">
      <style:text-properties style:font-name="Arial" fo:font-size="13pt" officeooo:rsid="0066f57a" style:font-size-asian="13pt" style:font-size-complex="13pt"/>
    </style:style>
    <style:style style:name="T15" style:family="text">
      <style:text-properties style:font-name="Arial" fo:font-size="13pt" officeooo:rsid="006c10cd" style:font-size-asian="13pt" style:font-size-complex="13pt"/>
    </style:style>
    <style:style style:name="T16" style:family="text">
      <style:text-properties fo:color="#fe4450" loext:opacity="100%"/>
    </style:style>
    <style:style style:name="T17" style:family="text">
      <style:text-properties fo:color="#fe4450" loext:opacity="100%" style:font-name="Consolas" fo:font-weight="normal"/>
    </style:style>
    <style:style style:name="T18" style:family="text">
      <style:text-properties fo:color="#fe4450" loext:opacity="100%" style:font-name="Arial"/>
    </style:style>
    <style:style style:name="T19" style:family="text">
      <style:text-properties officeooo:rsid="0051ff35"/>
    </style:style>
    <style:style style:name="T20" style:family="text">
      <style:text-properties fo:font-variant="normal" fo:text-transform="none" style:font-name="Arial" fo:font-size="13pt" fo:letter-spacing="normal" fo:font-style="normal" fo:font-weight="normal" officeooo:rsid="0051ff35" style:font-size-asian="13pt" style:font-size-complex="13pt"/>
    </style:style>
    <style:style style:name="T21" style:family="text">
      <style:text-properties fo:font-variant="normal" fo:text-transform="none" style:font-name="Arial" fo:font-size="13pt" fo:letter-spacing="normal" fo:font-style="normal" fo:font-weight="normal" officeooo:rsid="005567db" style:font-size-asian="13pt" style:font-size-complex="13pt"/>
    </style:style>
    <style:style style:name="T22" style:family="text">
      <style:text-properties officeooo:rsid="00570b33"/>
    </style:style>
    <style:style style:name="T23" style:family="text">
      <style:text-properties officeooo:rsid="005cc0fd"/>
    </style:style>
    <style:style style:name="T24" style:family="text">
      <style:text-properties fo:color="#ff7edb" loext:opacity="100%"/>
    </style:style>
    <style:style style:name="T25" style:family="text">
      <style:text-properties fo:color="#ff7edb" loext:opacity="100%" style:font-name="Consolas" fo:font-weight="normal"/>
    </style:style>
    <style:style style:name="T26" style:family="text">
      <style:text-properties fo:color="#ff7edb" loext:opacity="100%" style:font-name="Consolas" fo:font-weight="normal" officeooo:rsid="005e9d66"/>
    </style:style>
    <style:style style:name="T27" style:family="text">
      <style:text-properties fo:color="#f97e72" loext:opacity="100%" style:font-name="Consolas" fo:font-weight="normal"/>
    </style:style>
    <style:style style:name="T28" style:family="text">
      <style:text-properties fo:color="#36f9f6" loext:opacity="100%" style:font-name="Consolas" fo:font-weight="normal"/>
    </style:style>
    <style:style style:name="T29" style:family="text">
      <style:text-properties fo:color="#36f9f6" loext:opacity="100%" style:font-name="Arial"/>
    </style:style>
    <style:style style:name="T30" style:family="text">
      <style:text-properties fo:color="#72f1b8" loext:opacity="100%" style:font-name="Consolas" fo:font-style="italic" fo:font-weight="normal"/>
    </style:style>
    <style:style style:name="T31" style:family="text">
      <style:text-properties fo:color="#fede5d" loext:opacity="100%"/>
    </style:style>
    <style:style style:name="T32" style:family="text">
      <style:text-properties officeooo:rsid="0062325c"/>
    </style:style>
    <style:style style:name="T33" style:family="text">
      <style:text-properties officeooo:rsid="006aa481"/>
    </style:style>
    <style:style style:name="T34" style:family="text">
      <style:text-properties officeooo:rsid="006c4566"/>
    </style:style>
    <style:style style:name="T35" style:family="text">
      <style:text-properties officeooo:rsid="006ec04f"/>
    </style:style>
    <style:style style:name="T36" style:family="text">
      <style:text-properties style:font-name="Arial" fo:font-size="13pt" style:font-name-complex="Arial" style:font-size-complex="13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center" style:horizontal-rel="page" fo:padding="0.15cm" fo:border="none" draw:wrap-influence-on-position="once-concurrent" loext:allow-overlap="true">
        <style:columns fo:column-count="1" fo:column-gap="0cm"/>
      </style:graphic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1" text:anchor-type="paragraph" svg:y="13.79cm" svg:width="5.789cm" draw:z-index="0"><draw:text-box fo:min-height="6.142cm"><text:p text:style-name="P11">Projet <text:span text:style-name="T1">4</text:span></text:p><text:p text:style-name="P11">NSI</text:p></draw:text-box></draw:frame></text:p>
      <text:p text:style-name="P7">Sommai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15676858496">
          <table:table-cell table:style-name="Tableau2.A1" office:value-type="string">
            <text:p text:style-name="P12"><text:span text:style-name="T5">1.</text:span><text:span text:style-name="T6">Structure</text:span></text:p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19">3</text:p>
          </table:table-cell>
        </table:table-row>
        <table:table-row table:style-name="TableLine2115676857920">
          <table:table-cell table:style-name="Tableau2.A2" office:value-type="string">
            <text:p text:style-name="P14">2.<text:span text:style-name="T7">F</text:span>ichiers</text:p>
          </table:table-cell>
          <table:table-cell table:style-name="Tableau2.A2" office:value-type="string">
            <text:p text:style-name="P13"><text:s/></text:p>
          </table:table-cell>
          <table:table-cell table:style-name="Tableau2.C2" office:value-type="string">
            <text:p text:style-name="P16">4 - 5</text:p>
          </table:table-cell>
        </table:table-row>
        <table:table-row table:style-name="TableLine2115789767728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myc</text:p>
          </table:table-cell>
          <table:table-cell table:style-name="Tableau2.C2" office:value-type="string">
            <text:p text:style-name="P16">4</text:p>
          </table:table-cell>
        </table:table-row>
        <table:table-row table:style-name="TableLine2115793344592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my_parser</text:p>
          </table:table-cell>
          <table:table-cell table:style-name="Tableau2.C2" office:value-type="string">
            <text:p text:style-name="P16">4</text:p>
          </table:table-cell>
        </table:table-row>
        <table:table-row table:style-name="TableLine2115793342576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gen</text:p>
          </table:table-cell>
          <table:table-cell table:style-name="Tableau2.C2" office:value-type="string">
            <text:p text:style-name="P16">5</text:p>
          </table:table-cell>
        </table:table-row>
        <table:table-row table:style-name="TableLine2115793344880"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main</text:p>
          </table:table-cell>
          <table:table-cell table:style-name="Tableau2.C2" office:value-type="string">
            <text:p text:style-name="P16">5</text:p>
          </table:table-cell>
        </table:table-row>
        <table:table-row table:style-name="TableLine2115793343440">
          <table:table-cell table:style-name="Tableau2.A2" office:value-type="string">
            <text:p text:style-name="P17">3.Graphic cmd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16">5</text:p>
          </table:table-cell>
        </table:table-row>
        <table:table-row table:style-name="TableLine2115793341424">
          <table:table-cell table:style-name="Tableau2.A2" office:value-type="string">
            <text:p text:style-name="P17">4.Graphic tkinter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22">5</text:p>
          </table:table-cell>
        </table:table-row>
        <table:table-row table:style-name="TableLine2115793341136">
          <table:table-cell table:style-name="Tableau2.A2" office:value-type="string">
            <text:p text:style-name="P17">5.Graphic pygame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22">5</text:p>
          </table:table-cell>
        </table:table-row>
        <table:table-row table:style-name="TableLine2115793342864">
          <table:table-cell table:style-name="Tableau2.A2" office:value-type="string">
            <text:p text:style-name="P21"><text:span text:style-name="T35">6</text:span>.Résolveur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18">5</text:p>
          </table:table-cell>
        </table:table-row>
      </table:table>
      <text:p text:style-name="P10"/>
      <text:p text:style-name="P9"/>
      <text:p text:style-name="P23"/>
      <text:p text:style-name="P64">Structure</text:p>
      <text:p text:style-name="P31">L’application a été développer en Python 3</text:p>
      <text:p text:style-name="P32">avec une installation standard de python il n’y devrai pas y avoir de librairies requise .</text:p>
      <text:p text:style-name="P31"/>
      <text:p text:style-name="P32">Librairies optionnel :</text:p>
      <text:list xml:id="list3185663017" text:style-name="L1">
        <text:list-item>
          <text:p text:style-name="P65">tkinter</text:p>
        </text:list-item>
        <text:list-item>
          <text:p text:style-name="P65">pygame</text:p>
        </text:list-item>
      </text:list>
      <text:p text:style-name="P31"/>
      <text:p text:style-name="P32">version complète :</text:p>
      <text:list xml:id="list401689882" text:style-name="L2">
        <text:list-item>
          <text:p text:style-name="P66">main.py</text:p>
        </text:list-item>
        <text:list-item>
          <text:p text:style-name="P66">myc.py</text:p>
        </text:list-item>
        <text:list-item>
          <text:p text:style-name="P66">my_parser.py</text:p>
        </text:list-item>
        <text:list-item>
          <text:p text:style-name="P66">resolver.py</text:p>
        </text:list-item>
        <text:list-item>
          <text:p text:style-name="P66">gen.py</text:p>
        </text:list-item>
        <text:list-item>
          <text:p text:style-name="P66">graphic_cmd.py</text:p>
        </text:list-item>
        <text:list-item>
          <text:p text:style-name="P66">graphic_tkinter.py</text:p>
        </text:list-item>
        <text:list-item>
          <text:p text:style-name="P66">graphic_pygame.py</text:p>
        </text:list-item>
      </text:list>
      <text:p text:style-name="P33"/>
      <text:p text:style-name="P33">installation minimal :</text:p>
      <text:list xml:id="list1526990032" text:style-name="L3">
        <text:list-item>
          <text:p text:style-name="P69">myc.py</text:p>
        </text:list-item>
        <text:list-item>
          <text:p text:style-name="P67">my_parser.<text:span text:style-name="T19">py</text:span></text:p>
        </text:list-item>
        <text:list-item>
          <text:p text:style-name="P70">resolver.py</text:p>
        </text:list-item>
        <text:list-item>
          <text:p text:style-name="P68">graphic_cmd.py</text:p>
        </text:list-item>
      </text:list>
      <text:p text:style-name="P32"/>
      <text:p text:style-name="P32"/>
      <text:p text:style-name="P3"><draw:frame text:anchor-type="paragraph" draw:z-index="1" draw:name="Cadre de texte 1" draw:style-name="gr1" draw:text-style-name="P73" svg:width="17.066cm" svg:height="1.165cm" svg:x="-0.046cm" svg:y="7.648cm"><draw:text-box><text:p><text:span text:style-name="T36">Néanmoins avec 3 fichier graphic il y a de la redondance alors voici ce que fait chaque fichier → Fichier</text:span></text:p></draw:text-box></draw:frame><text:span text:style-name="T9">le Projet a pour but le design , génération et résolution de </text:span><text:span text:style-name="T20">Parcours de labyrinthe</text:span></text:p>
      <text:p text:style-name="P3"><text:span text:style-name="T21">il y a 3 choix d’interface graphic avec tkinter, pygame ou cli (command line interface)</text:span><text:span text:style-name="T9"> </text:span></text:p>
      <text:p text:style-name="P62"><text:span text:style-name="T9">l’</text:span><text:span text:style-name="T8">architecture du projet </text:span><text:span text:style-name="T10">est basé autour d’un </text:span><text:span text:style-name="T8">singleton </text:span><text:span text:style-name="T10">pour la configuration du projet un fichier de config est donc nécessaire .</text:span></text:p>
      <text:p text:style-name="P24"><text:span text:style-name="T7">F</text:span>ichiers</text:p>
      <text:p text:style-name="P40">myc (my_class) <text:span text:style-name="T32">(required)</text:span></text:p>
      <text:p text:style-name="P37"><text:span text:style-name="T19">l’</text:span>architecture du projet étant un singleton (une instance unique) sa définition est dans le fichier myc .</text:p>
      <text:p text:style-name="P41"/>
      <text:p text:style-name="Standard"><text:span text:style-name="T11">Ce fichier contient donc la méta class singleton ; </text:span><text:span text:style-name="T12">la class singleton project avec sa </text:span><text:span text:style-name="T11">variété de fonction pour convertir en différente base</text:span></text:p>
      <text:p text:style-name="P59"><text:span text:style-name="T29">@</text:span><text:span text:style-name="T18">dataclasses</text:span><text:span text:style-name="T29">.dataclass</text:span></text:p>
      <text:p text:style-name="P60"><text:span text:style-name="T31">class</text:span><text:span text:style-name="T24"> </text:span><text:span text:style-name="T16">project</text:span><text:span text:style-name="T24">(</text:span><text:span text:style-name="T16">metaclass</text:span><text:span text:style-name="T2">=</text:span><text:span text:style-name="T16">Singleton</text:span><text:span text:style-name="T24">):</text:span></text:p>
      <text:p text:style-name="P61"><text:span text:style-name="T24">    </text:span><text:span text:style-name="T25">save_file_path: </text:span><text:span text:style-name="T17">str</text:span></text:p>
      <text:p text:style-name="P61"><text:span text:style-name="T24">    </text:span><text:span text:style-name="T25">pygame: </text:span><text:span text:style-name="T17">bool</text:span></text:p>
      <text:p text:style-name="P61"><text:span text:style-name="T24">    </text:span><text:span text:style-name="T25">tkinter: </text:span><text:span text:style-name="T17">bool</text:span></text:p>
      <text:p text:style-name="P61"><text:span text:style-name="T24">    </text:span><text:span text:style-name="T25">gen: </text:span><text:span text:style-name="T17">bool</text:span></text:p>
      <text:p text:style-name="P61"><text:span text:style-name="T24">    </text:span><text:span text:style-name="T25">DATA : Any</text:span></text:p>
      <text:p text:style-name="P61"><text:span text:style-name="T24">    </text:span><text:span text:style-name="T25">lab_size_w: </text:span><text:span text:style-name="T17">int</text:span></text:p>
      <text:p text:style-name="P61"><text:span text:style-name="T24">    </text:span><text:span text:style-name="T25">lab_size_h: </text:span><text:span text:style-name="T17">int</text:span></text:p>
      <text:p text:style-name="P61"><text:span text:style-name="T24">    </text:span><text:span text:style-name="T25">menu_stack: </text:span><text:span text:style-name="T17">list</text:span></text:p>
      <text:p text:style-name="P61"><text:span text:style-name="T24">    </text:span><text:span text:style-name="T25">GLOBAL: </text:span><text:span text:style-name="T17">dict</text:span><text:span text:style-name="T25"> </text:span></text:p>
      <text:p text:style-name="P61"><text:span text:style-name="T24">    </text:span><text:span text:style-name="T25">DATA_W: </text:span><text:span text:style-name="T17">bool</text:span></text:p>
      <text:p text:style-name="P61"><text:span text:style-name="T24">    </text:span><text:span text:style-name="T28">conv_to_W</text:span><text:span text:style-name="T25">(</text:span><text:span text:style-name="T30">normal_weight</text:span><text:span text:style-name="T3">=</text:span><text:span text:style-name="T27">1</text:span><text:span text:style-name="T25">)</text:span></text:p>
      <text:p text:style-name="P61"><text:span text:style-name="T24">    </text:span><text:span text:style-name="T28">conv_to_N</text:span><text:span text:style-name="T25">()</text:span></text:p>
      <text:p text:style-name="P61"><text:span text:style-name="T24">    </text:span><text:span text:style-name="T28">conv_to_matrix</text:span><text:span text:style-name="T25">() </text:span><text:span text:style-name="T26"># to finish</text:span></text:p>
      <text:p text:style-name="P30"/>
      <text:p text:style-name="P42"/>
      <text:p text:style-name="P54">si ce fichier est exécuter seul cela testera les conversion</text:p>
      <text:p text:style-name="P55"/>
      <text:p text:style-name="P38">Parsing <text:span text:style-name="T32">(required)</text:span></text:p>
      <text:p text:style-name="P34">il y a 3 types de fichiers accepter :</text:p>
      <text:list xml:id="list3773111073" text:style-name="L4">
        <text:list-item>
          <text:p text:style-name="P71">.xml</text:p>
        </text:list-item>
        <text:list-item>
          <text:p text:style-name="P71">.json</text:p>
        </text:list-item>
        <text:list-item>
          <text:p text:style-name="P71">.csv</text:p>
        </text:list-item>
      </text:list>
      <text:p text:style-name="P34"/>
      <text:p text:style-name="P35">le fichier requis my_parser.py s’occupe du parsing et de la sérialisation de ces 3 types.</text:p>
      <text:p text:style-name="P35">Le fichier Save_Project.xml fait référence a la structure singleton myc.project</text:p>
      <text:p text:style-name="P35">son format est : [Type]{argument,argument=…} le format étant récursif ; </text:p>
      <text:p text:style-name="P35"/>
      <text:p text:style-name="P56">si ce fichier est exécuter seul cela testera <text:s/><text:span text:style-name="T22">Save_Project.xml </text:span>et donc xml parser et sérialiser .</text:p>
      <text:p text:style-name="P35"/>
      <text:p text:style-name="P36"><text:span text:style-name="T4">avec la racine du projet un telle fichier de configuration est laisser pour réindiquer un chemin de travail </text:span>.</text:p>
      <text:p text:style-name="P39"><text:s/></text:p>
      <text:p text:style-name="P27">Main (optional)</text:p>
      <text:p text:style-name="P43">import gard et <text:span text:style-name="T23">automatic</text:span> dispatch</text:p>
      <text:p text:style-name="P45"/>
      <text:p text:style-name="P28">gen (optional)</text:p>
      <text:p text:style-name="P44">fonction qui génère un labyrinthe binaire ; </text:p>
      <text:p text:style-name="P51">cela est fait a partir d’un labyrinthe avec tout les lien et choisir <text:span text:style-name="T33">par DFS aléatoire choisir un bon chemin et après couper des chemin par d’autres passage DFS .</text:span></text:p>
      <text:p text:style-name="P45"/>
      <text:p text:style-name="P28">graphic cmd (required)</text:p>
      <text:p text:style-name="P46">basique cli interface ; basiquement un wrapper</text:p>
      <text:p text:style-name="P48"/>
      <text:p text:style-name="P26">graphic tkinter (optional)</text:p>
      <text:p text:style-name="P49">interface graphic avec tkinter et matplotlib</text:p>
      <text:p text:style-name="P52">ce qui est vraiment bien c’est que si on ferme l’application et que on l’a réouvre ,</text:p>
      <text:p text:style-name="P52">le menu sera conserver .</text:p>
      <text:p text:style-name="P47"/>
      <text:p text:style-name="P25">graphic pygame (optional)</text:p>
      <text:p text:style-name="P50">si fini interface graphic avec pygame ; <text:span text:style-name="T34">ce qui est vraiment bien c’est que si on ferme l’application et que on l’a réouvre ,</text:span></text:p>
      <text:p text:style-name="P53">le menu sera conserver .</text:p>
      <text:p text:style-name="P29"/>
      <text:p text:style-name="P29"/>
      <text:p text:style-name="P29"/>
      <text:p text:style-name="P29">Résolveur</text:p>
      <text:p text:style-name="P72">résolution de labyrinthe par BFS , DFS et Dijkstra .</text:p>
      <text:p text:style-name="P72"/>
      <text:p text:style-name="P63"><text:span text:style-name="T13">S</text:span><text:span text:style-name="T8">i ce fichier est exécuter seul </text:span><text:span text:style-name="T14">cela </text:span><text:span text:style-name="T15">le</text:span><text:span text:style-name="T14"> testera .</text:span></text:p>
      <text:p text:style-name="P57"/>
      <text:p text:style-name="P29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center" fo:background-color="transparent">
        <style:background-image/>
      </style:table-properties>
    </style:style>
    <style:style style:name="Tableau1.A" style:family="table-column">
      <style:table-column-properties style:column-width="5.669cm"/>
    </style:style>
    <style:style style:name="Tableau1.B" style:family="table-column">
      <style:table-column-properties style:column-width="5.664cm"/>
    </style:style>
    <style:style style:name="Tableau1.C" style:family="table-column">
      <style:table-column-properties style:column-width="5.66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>
      <style:table-cell-properties fo:padding="0cm" fo:border="none"/>
    </style:style>
    <style:style style:name="MP1" style:family="paragraph" style:parent-style-name="Header">
      <style:text-properties officeooo:rsid="001de74c" officeooo:paragraph-rsid="001de74c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style:font-name="Arial Unicode MS" fo:font-style="normal" fo:font-weight="normal" officeooo:rsid="001eae94" officeooo:paragraph-rsid="001eae94" style:font-style-asian="normal" style:font-weight-asian="normal" style:font-style-complex="normal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 Unicode MS" fo:font-style="normal" fo:font-weight="normal" officeooo:rsid="001eae94" officeooo:paragraph-rsid="001eae94" style:font-style-asian="normal" style:font-weight-asian="normal" style:font-style-complex="normal" style:font-weight-complex="normal"/>
    </style:style>
    <style:style style:name="MP5" style:family="paragraph" style:parent-style-name="Header">
      <style:paragraph-properties fo:text-align="end" style:justify-single-word="false"/>
      <style:text-properties style:font-name="Arial Unicode MS" fo:font-style="normal" fo:font-weight="normal" officeooo:paragraph-rsid="001eae94" style:font-style-asian="normal" style:font-weight-asian="normal" style:font-style-complex="normal" style:font-weight-complex="normal"/>
    </style:style>
    <style:style style:name="MT1" style:family="text">
      <style:text-properties officeooo:rsid="004c9c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Pavard Arthur</text:p>
            </table:table-cell>
            <table:table-cell table:style-name="Tableau1.B1" office:value-type="string">
              <text:p text:style-name="MP4">NSI – Projet <text:span text:style-name="MT1">4</text:span></text:p>
            </table:table-cell>
            <table:table-cell table:style-name="Tableau1.C1" office:value-type="string">
              <text:p text:style-name="MP5"><text:page-number text:select-page="current">5</text:page-number>/<text:page-count>5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7:40:28.030000000</meta:creation-date>
    <meta:generator>LibreOffice/7.3.5.2$Windows_X86_64 LibreOffice_project/184fe81b8c8c30d8b5082578aee2fed2ea847c01</meta:generator>
    <dc:date>2023-02-16T14:03:17.107000000</dc:date>
    <meta:editing-duration>PT5H1M35S</meta:editing-duration>
    <meta:editing-cycles>60</meta:editing-cycles>
    <meta:document-statistic meta:table-count="2" meta:image-count="0" meta:object-count="0" meta:page-count="5" meta:paragraph-count="98" meta:word-count="458" meta:character-count="2785" meta:non-whitespace-character-count="2380"/>
  </office:meta>
</office:document-meta>
</file>